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1000003096C9A179B5B1AA1F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imbus Sans" svg:font-family="'Nimbus Sans'" style:font-adornments="Bold" style:font-family-generic="swiss" style:font-pitch="variable"/>
    <style:font-face style:name="Nimbus Sans1" svg:font-family="'Nimbus Sans'" style:font-adornments="Bold 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16.979cm" table:align="margins"/>
    </style:style>
    <style:style style:name="Table4.A" style:family="table-column">
      <style:table-column-properties style:column-width="12.7cm" style:rel-column-width="49018*"/>
    </style:style>
    <style:style style:name="Table4.B" style:family="table-column">
      <style:table-column-properties style:column-width="4.279cm" style:rel-column-width="16517*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1" style:family="table">
      <style:table-properties style:width="16.979cm" table:align="margins"/>
    </style:style>
    <style:style style:name="Table1.A" style:family="table-column">
      <style:table-column-properties style:column-width="5.66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 officeooo:rsid="0009ad76" officeooo:paragraph-rsid="0009ad76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1a0650" officeooo:paragraph-rsid="001a0650"/>
    </style:style>
    <style:style style:name="P6" style:family="paragraph" style:parent-style-name="Text_20_body">
      <style:text-properties fo:language="en" fo:country="US" officeooo:rsid="001a6d9e" officeooo:paragraph-rsid="001a6d9e"/>
    </style:style>
    <style:style style:name="P7" style:family="paragraph" style:parent-style-name="Text_20_body">
      <style:paragraph-properties fo:break-before="page"/>
      <style:text-properties fo:language="en" fo:country="US"/>
    </style:style>
    <style:style style:name="P8" style:family="paragraph" style:parent-style-name="Text_20_body">
      <style:text-properties fo:language="en" fo:country="US" officeooo:rsid="0004127b" officeooo:paragraph-rsid="0004127b"/>
    </style:style>
    <style:style style:name="P9" style:family="paragraph" style:parent-style-name="Table_20_Contents">
      <style:paragraph-properties fo:text-align="end" style:justify-single-word="false"/>
      <style:text-properties style:font-name="Nimbus Sans" fo:language="en" fo:country="US" officeooo:rsid="0007f30b" officeooo:paragraph-rsid="0007f30b" style:font-name-asian="Noto Sans CJK SC" style:font-size-asian="18pt" style:font-name-complex="Nachlieli CLM" style:font-size-complex="18pt"/>
    </style:style>
    <style:style style:name="P10" style:family="paragraph" style:parent-style-name="Table_20_Contents">
      <style:text-properties style:font-name="Nimbus Sans2" fo:language="en" fo:country="US" fo:font-weight="bold" officeooo:rsid="000e1c8c" officeooo:paragraph-rsid="000e1c8c" style:font-weight-asian="bold" style:font-weight-complex="bold"/>
    </style:style>
    <style:style style:name="P11" style:family="paragraph" style:parent-style-name="Table_20_Contents">
      <style:text-properties style:font-name="Nimbus Sans2" fo:language="en" fo:country="US" officeooo:rsid="000e1c8c" officeooo:paragraph-rsid="000e1c8c"/>
    </style:style>
    <style:style style:name="P12" style:family="paragraph" style:parent-style-name="Table_20_Contents">
      <style:text-properties style:font-name="Nimbus Sans2" fo:language="en" fo:country="US" officeooo:rsid="000f890f" officeooo:paragraph-rsid="000f890f"/>
    </style:style>
    <style:style style:name="P13" style:family="paragraph" style:parent-style-name="Table_20_Contents">
      <style:text-properties style:font-name="Nimbus Sans2" fo:language="en" fo:country="US" officeooo:rsid="00114f0d" officeooo:paragraph-rsid="00114f0d"/>
    </style:style>
    <style:style style:name="P14" style:family="paragraph" style:parent-style-name="Table_20_Contents">
      <style:text-properties style:font-name="Nimbus Sans2" fo:language="en" fo:country="US" officeooo:rsid="0011ff0e" officeooo:paragraph-rsid="0011ff0e"/>
    </style:style>
    <style:style style:name="P15" style:family="paragraph" style:parent-style-name="Table_20_Contents">
      <style:text-properties style:font-name="Nimbus Sans2" fo:language="en" fo:country="US" officeooo:rsid="0013d500" officeooo:paragraph-rsid="0013d500"/>
    </style:style>
    <style:style style:name="P16" style:family="paragraph" style:parent-style-name="Heading_20_1">
      <style:text-properties fo:language="en" fo:country="US"/>
    </style:style>
    <style:style style:name="P17" style:family="paragraph" style:parent-style-name="Heading_20_2">
      <style:text-properties fo:language="en" fo:country="US" officeooo:rsid="000b190d" officeooo:paragraph-rsid="000b190d"/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3">
      <style:text-properties fo:language="en" fo:country="US"/>
    </style:style>
    <style:style style:name="P20" style:family="paragraph" style:parent-style-name="Heading_20_4">
      <style:text-properties fo:language="en" fo:country="US"/>
    </style:style>
    <style:style style:name="P21" style:family="paragraph" style:parent-style-name="Table_20_Contents" style:list-style-name="L3">
      <style:text-properties style:font-name="Nimbus Sans2" fo:language="en" fo:country="US" officeooo:rsid="00114f0d" officeooo:paragraph-rsid="00114f0d"/>
    </style:style>
    <style:style style:name="P22" style:family="paragraph" style:parent-style-name="Text_20_body" style:list-style-name="L1">
      <style:text-properties officeooo:rsid="000c074d" officeooo:paragraph-rsid="000c074d"/>
    </style:style>
    <style:style style:name="P23" style:family="paragraph" style:parent-style-name="Text_20_body" style:list-style-name="L2">
      <style:text-properties fo:language="en" fo:country="US" officeooo:rsid="000d3dad" officeooo:paragraph-rsid="000c074d"/>
    </style:style>
    <style:style style:name="P24" style:family="paragraph" style:parent-style-name="Text_20_body" style:list-style-name="L2">
      <style:text-properties fo:language="en" fo:country="US" officeooo:rsid="000d3dad" officeooo:paragraph-rsid="000d3dad"/>
    </style:style>
    <style:style style:name="P25" style:family="paragraph" style:parent-style-name="Text_20_body" style:list-style-name="L2">
      <style:text-properties fo:language="en" fo:country="US" officeooo:rsid="000e1c8c" officeooo:paragraph-rsid="000e1c8c"/>
    </style:style>
    <style:style style:name="P26" style:family="paragraph" style:parent-style-name="Text_20_body" style:list-style-name="L4">
      <style:text-properties fo:language="en" fo:country="US" officeooo:rsid="0014e6d8" officeooo:paragraph-rsid="0014e6d8"/>
    </style:style>
    <style:style style:name="P27" style:family="paragraph" style:parent-style-name="Text_20_body" style:list-style-name="L4">
      <style:text-properties fo:language="en" fo:country="US" officeooo:rsid="002297b5" officeooo:paragraph-rsid="002297b5"/>
    </style:style>
    <style:style style:name="P28" style:family="paragraph" style:parent-style-name="Text_20_body">
      <style:text-properties fo:language="en" fo:country="US" officeooo:rsid="001a6d9e" officeooo:paragraph-rsid="001a0650"/>
    </style:style>
    <style:style style:name="P29" style:family="paragraph" style:parent-style-name="Text_20_body" style:list-style-name="L4">
      <style:text-properties officeooo:paragraph-rsid="001f95bd"/>
    </style:style>
    <style:style style:name="P30" style:family="paragraph" style:parent-style-name="Text_20_body" style:list-style-name="L4">
      <style:text-properties officeooo:rsid="0020cece" officeooo:paragraph-rsid="0020cece"/>
    </style:style>
    <style:style style:name="T1" style:family="text">
      <style:text-properties officeooo:rsid="0003ad42"/>
    </style:style>
    <style:style style:name="T2" style:family="text">
      <style:text-properties officeooo:rsid="000e1c8c"/>
    </style:style>
    <style:style style:name="T3" style:family="text">
      <style:text-properties officeooo:rsid="000f890f"/>
    </style:style>
    <style:style style:name="T4" style:family="text">
      <style:text-properties officeooo:rsid="00180cb4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f95bd"/>
    </style:style>
    <style:style style:name="T7" style:family="text">
      <style:text-properties fo:language="en" fo:country="US" officeooo:rsid="0014e6d8"/>
    </style:style>
    <style:style style:name="T8" style:family="text">
      <style:text-properties officeooo:rsid="001d53a6"/>
    </style:style>
    <style:style style:name="T9" style:family="text">
      <style:text-properties officeooo:rsid="001d84a6"/>
    </style:style>
    <style:style style:name="T10" style:family="text">
      <style:text-properties officeooo:rsid="001ea9ad"/>
    </style:style>
    <style:style style:name="T11" style:family="text">
      <style:text-properties officeooo:rsid="001f95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row table:style-name="TableLine63033056">
          <table:table-cell table:style-name="Table4.A1" office:value-type="string">
            <text:h text:style-name="P16" text:outline-level="1">Title</text:h>
          </table:table-cell>
          <table:table-cell table:style-name="Table4.B1" office:value-type="string">
            <text:p text:style-name="P9">Date: 14/08/22</text:p>
          </table:table-cell>
        </table:table-row>
      </table:table>
      <text:h text:style-name="P17" text:outline-level="2">Heading 2</text:h>
      <text:p text:style-name="P3">Just some text.</text:p>
      <text:h text:style-name="P18" text:outline-level="2">Domain name</text:h>
      <text:list xml:id="list570797255" text:style-name="L1">
        <text:list-item>
          <text:p text:style-name="P22"><text:a xlink:type="simple" xlink:href="http://www.dcpweb.co.uk/" text:style-name="Internet_20_link" text:visited-style-name="Visited_20_Internet_20_Link"><text:span text:style-name="T5">www.dcpweb.co.uk</text:span></text:a></text:p>
        </text:list-item>
      </text:list>
      <text:h text:style-name="P18" text:outline-level="2">Website structure</text:h>
      <text:list xml:id="list790018292" text:style-name="L2">
        <text:list-item>
          <text:p text:style-name="P23">Home</text:p>
        </text:list-item>
        <text:list-item>
          <text:p text:style-name="P24">About Us</text:p>
        </text:list-item>
        <text:list-item>
          <text:p text:style-name="P24">Services</text:p>
          <text:list>
            <text:list-item>
              <text:p text:style-name="P25">Website design</text:p>
              <text:list>
                <text:list-item>
                  <text:p text:style-name="P25">eCommerce Web Design</text:p>
                </text:list-item>
                <text:list-item>
                  <text:p text:style-name="P25">Business Web Design</text:p>
                </text:list-item>
                <text:list-item>
                  <text:p text:style-name="P25">Lead Generation Web Design</text:p>
                </text:list-item>
              </text:list>
            </text:list-item>
            <text:list-item>
              <text:p text:style-name="P25">Graphic design</text:p>
            </text:list-item>
            <text:list-item>
              <text:p text:style-name="P25">Internet Marketing</text:p>
            </text:list-item>
          </text:list>
        </text:list-item>
        <text:list-item>
          <text:p text:style-name="P24">Blog</text:p>
        </text:list-item>
        <text:list-item>
          <text:p text:style-name="P24">Contact <text:span text:style-name="T2">Us</text:span></text:p>
        </text:list-item>
      </text:list>
      <text:h text:style-name="P18" text:outline-level="2">Contact Form Fields</text:h>
      <table:table table:name="Table1" table:style-name="Table1">
        <table:table-column table:style-name="Table1.A" table:number-columns-repeated="3"/>
        <table:table-row table:style-name="TableLine62507184">
          <table:table-cell table:style-name="Table1.A1" office:value-type="string">
            <text:p text:style-name="P10">Field Name</text:p>
          </table:table-cell>
          <table:table-cell table:style-name="Table1.A1" office:value-type="string">
            <text:p text:style-name="P10">Field Type</text:p>
          </table:table-cell>
          <table:table-cell table:style-name="Table1.C1" office:value-type="string">
            <text:p text:style-name="P10">Notes</text:p>
          </table:table-cell>
        </table:table-row>
        <table:table-row table:style-name="TableLine62537728">
          <table:table-cell table:style-name="Table1.A2" office:value-type="string">
            <text:p text:style-name="P11">Name</text:p>
          </table:table-cell>
          <table:table-cell table:style-name="Table1.A2" office:value-type="string">
            <text:p text:style-name="P11">Text Field</text:p>
          </table:table-cell>
          <table:table-cell table:style-name="Table1.C2" office:value-type="string">
            <text:p text:style-name="P11">Required Field</text:p>
          </table:table-cell>
        </table:table-row>
        <table:table-row table:style-name="TableLine62539584">
          <table:table-cell table:style-name="Table1.A2" office:value-type="string">
            <text:p text:style-name="P11">Contact <text:span text:style-name="T3">Number</text:span></text:p>
          </table:table-cell>
          <table:table-cell table:style-name="Table1.A2" office:value-type="string">
            <text:p text:style-name="P11">Text Field</text:p>
          </table:table-cell>
          <table:table-cell table:style-name="Table1.C2" office:value-type="string">
            <text:p text:style-name="P11">Required Field</text:p>
          </table:table-cell>
        </table:table-row>
        <table:table-row table:style-name="TableLine62540480">
          <table:table-cell table:style-name="Table1.A2" office:value-type="string">
            <text:p text:style-name="P12">Email Address</text:p>
          </table:table-cell>
          <table:table-cell table:style-name="Table1.A2" office:value-type="string">
            <text:p text:style-name="P11">Text Field</text:p>
          </table:table-cell>
          <table:table-cell table:style-name="Table1.C2" office:value-type="string">
            <text:p text:style-name="P11">Required Field</text:p>
          </table:table-cell>
        </table:table-row>
        <table:table-row table:style-name="TableLine62541328">
          <table:table-cell table:style-name="Table1.A2" office:value-type="string">
            <text:p text:style-name="P12">Type of Service</text:p>
          </table:table-cell>
          <table:table-cell table:style-name="Table1.A2" office:value-type="string">
            <text:p text:style-name="P13">Drop Down Menu</text:p>
          </table:table-cell>
          <table:table-cell table:style-name="Table1.C2" office:value-type="string">
            <text:list xml:id="list1619884546" text:style-name="L3">
              <text:list-item>
                <text:p text:style-name="P21">Online Shop</text:p>
              </text:list-item>
              <text:list-item>
                <text:p text:style-name="P21">Business Website</text:p>
              </text:list-item>
              <text:list-item>
                <text:p text:style-name="P21">Lead Generation</text:p>
              </text:list-item>
              <text:list-item>
                <text:p text:style-name="P21">Not Sure</text:p>
              </text:list-item>
            </text:list>
          </table:table-cell>
        </table:table-row>
        <text:soft-page-break/>
        <table:table-row table:style-name="TableLine62542256">
          <table:table-cell table:style-name="Table1.A2" office:value-type="string">
            <text:p text:style-name="P14">Message</text:p>
          </table:table-cell>
          <table:table-cell table:style-name="Table1.A2" office:value-type="string">
            <text:p text:style-name="P14">Text Area</text:p>
          </table:table-cell>
          <table:table-cell table:style-name="Table1.C2" office:value-type="string">
            <text:p text:style-name="P15">Not required</text:p>
          </table:table-cell>
        </table:table-row>
      </table:table>
      <text:p text:style-name="P4"/>
      <text:h text:style-name="P19" text:outline-level="3">Web Design Project Priority</text:h>
      <text:list xml:id="list1380654591" text:style-name="L4">
        <text:list-item>
          <text:p text:style-name="P29"><text:span text:style-name="T7">Logo Design</text:span></text:p>
          <text:list>
            <text:list-item>
              <text:p text:style-name="P29"><text:span text:style-name="T6">Send logo examples to client</text:span></text:p>
            </text:list-item>
            <text:list-item>
              <text:p text:style-name="P30"><text:span text:style-name="T5">Get Feedback</text:span></text:p>
            </text:list-item>
            <text:list-item>
              <text:p text:style-name="P30">Make Logo Revisions</text:p>
            </text:list-item>
          </text:list>
        </text:list-item>
        <text:list-item>
          <text:p text:style-name="P26">Domain Registration</text:p>
        </text:list-item>
        <text:list-item>
          <text:p text:style-name="P26">Website Template <text:span text:style-name="T8">Design</text:span></text:p>
        </text:list-item>
        <text:list-item>
          <text:p text:style-name="P26">Website Web Server Hostin<text:span text:style-name="T11">g</text:span></text:p>
        </text:list-item>
        <text:list-item>
          <text:p text:style-name="P27">Development</text:p>
        </text:list-item>
      </text:list>
      <text:p text:style-name="P28"/>
      <text:p text:style-name="P6"/>
      <text:p text:style-name="P7"/>
      <text:h text:style-name="P16" text:outline-level="1">Heading 1</text:h>
      <text:h text:style-name="P18" text:outline-level="2">Heading <text:span text:style-name="T1">2</text:span></text:h>
      <text:h text:style-name="P19" text:outline-level="3">Heading <text:span text:style-name="T1">3</text:span></text:h>
      <text:h text:style-name="P20" text:outline-level="4">Heading <text:span text:style-name="T1">3</text:span></text:h>
      <text:p text:style-name="P8">Default Te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imbus Sans" svg:font-family="'Nimbus Sans'" style:font-adornments="Bold" style:font-family-generic="swiss" style:font-pitch="variable"/>
    <style:font-face style:name="Nimbus Sans1" svg:font-family="'Nimbus Sans'" style:font-adornments="Bold 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2" fo:font-family="'Nimbus Sans'" style:font-style-name="Regular" style:font-family-generic="swiss" style:font-pitch="variable" fo:font-size="12pt" style:font-name-complex="Noto Sans Hebrew" style:font-family-complex="'Noto Sans Hebrew'" style:font-style-name-complex="Regular" style:font-family-generic-complex="swiss" style:font-pitch-complex="variable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>
      <style:text-properties fo:font-size="20pt" fo:font-weight="bold"/>
    </style:style>
    <style:style style:name="Head_20_2" style:display-name="Head 2" style:family="paragraph" style:next-style-name="Standard">
      <style:text-properties fo:font-size="16pt" fo:font-weight="bold"/>
    </style:style>
    <style:style style:name="Head_20_3" style:display-name="Head 3" style:family="paragraph" style:next-style-name="Standard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52cm" style:contextual-spacing="false" fo:line-height="115%" style:page-number="auto"/>
      <style:text-properties style:font-name="Nimbus Sans2" fo:font-family="'Nimbus Sans'" style:font-style-name="Regular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Nimbus Sans" fo:font-family="'Nimbus Sans'" style:font-style-name="Bold" style:font-family-generic="swiss" style:font-pitch="variable" fo:font-size="18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Nimbus Sans" fo:font-family="'Nimbus Sans'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Nimbus Sans" fo:font-family="'Nimbus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Nimbus Sans1" fo:font-family="'Nimbus Sans'" style:font-style-name="Bold Italic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1%.%2%" style:num-format="" text:start-value="2">
        <style:list-level-properties/>
      </text:outline-level-style>
      <text:outline-level-style text:level="3" loext:num-list-format="%1%.%2%.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979cm" table:align="margins"/>
    </style:style>
    <style:style style:name="Table2.A" style:family="table-column">
      <style:table-column-properties style:column-width="16.979cm" style:rel-column-width="65535*"/>
    </style:style>
    <style:style style:name="Table2.A1" style:family="table-cell">
      <style:table-cell-properties fo:padding="0.097cm" fo:border-left="none" fo:border-right="none" fo:border-top="none" fo:border-bottom="0.5pt solid #000000"/>
    </style:style>
    <style:style style:name="Table3" style:family="table">
      <style:table-properties style:width="16.979cm" table:align="margins"/>
    </style:style>
    <style:style style:name="Table3.A" style:family="table-column">
      <style:table-column-properties style:column-width="16.979cm" style:rel-column-width="65535*"/>
    </style:style>
    <style:style style:name="Table3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Text_20_body">
      <style:paragraph-properties fo:text-align="end" style:justify-single-word="false"/>
    </style:style>
    <style:style style:name="MP2" style:family="paragraph" style:parent-style-name="Table_20_Contents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row table:style-name="TableLine62369824">
            <table:table-cell table:style-name="Table2.A1" office:value-type="string">
              <text:p text:style-name="MP1"><draw:frame draw:style-name="Mfr1" draw:name="Image2" text:anchor-type="char" svg:x="0.111cm" svg:y="0cm" svg:width="3.036cm" svg:height="2.944cm" draw:z-index="2"><draw:image xlink:href="Pictures/1000000000000321000003096C9A179B5B1AA1FC.png" xlink:type="simple" xlink:show="embed" xlink:actuate="onLoad" draw:mime-type="image/png"/></draw:frame><text:a xlink:type="simple" xlink:href="mailto:igor.brevdo@gmail.com" text:style-name="Internet_20_link" text:visited-style-name="Visited_20_Internet_20_Link">igor.brevdo@gmail.com</text:a></text:p>
              <text:p text:style-name="MP1">Naomi Shemer 10, Kiryat Bialik</text:p>
              <text:p text:style-name="MP1">Israel</text:p>
              <text:p text:style-name="MP1">+972-545337159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row table:style-name="TableLine62427024">
            <table:table-cell table:style-name="Table3.A1" office:value-type="string">
              <text:p text:style-name="MP2"><text:a xlink:type="simple" xlink:href="https://ibrevdo.github.io/" text:style-name="Internet_20_link" text:visited-style-name="Visited_20_Internet_20_Link">ibrevdo.github.io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editing-cycles>30</meta:editing-cycles>
    <meta:creation-date>2008-08-22T11:41:04</meta:creation-date>
    <dc:date>2022-08-14T19:23:20.086847231</dc:date>
    <meta:editing-duration>PT3H14M56S</meta:editing-duration>
    <meta:document-statistic meta:table-count="4" meta:image-count="1" meta:object-count="0" meta:page-count="3" meta:paragraph-count="59" meta:word-count="149" meta:character-count="844" meta:non-whitespace-character-count="762"/>
  </office:meta>
</office:document-meta>
</file>